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venir Medium" svg:font-family="'Avenir Medium'"/>
    <style:font-face style:name="Century Gothic" svg:font-family="'Century Gothic'"/>
    <style:font-face style:name="Lucida Sans1" svg:font-family="'Lucida Sans'" style:font-family-generic="swiss"/>
    <style:font-face style:name="Century Gothic1" svg:font-family="'Century Goth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font-name="Century Gothic1" fo:font-size="12pt" style:font-size-asian="12pt" style:font-size-complex="12pt"/>
    </style:style>
    <style:style style:name="P2" style:family="paragraph" style:parent-style-name="Text_20_body">
      <style:paragraph-properties fo:margin-top="0cm" fo:margin-bottom="0cm" loext:contextual-spacing="false"/>
      <style:text-properties fo:color="#000000" style:font-name="Century Gothic1" fo:font-size="12pt" fo:language="en" fo:country="US" style:font-size-asian="12pt" style:font-size-complex="12pt"/>
    </style:style>
    <style:style style:name="P3" style:family="paragraph" style:parent-style-name="Text_20_body">
      <style:paragraph-properties fo:margin-top="0cm" fo:margin-bottom="0cm" loext:contextual-spacing="false"/>
      <style:text-properties fo:color="#000000" style:font-name="Century Gothic1" fo:font-size="12pt" style:font-size-asian="12pt" style:font-size-complex="12pt"/>
    </style:style>
    <style:style style:name="T1" style:family="text">
      <style:text-properties fo:color="#0000ff" style:font-name="Avenir Medium" fo:font-size="13pt" fo:language="en" fo:country="US"/>
    </style:style>
    <style:style style:name="T2" style:family="text">
      <style:text-properties fo:color="#0000ff" style:font-name="Avenir Medium" fo:font-size="13pt" fo:language="en" fo:country="US" officeooo:rsid="0015bafe"/>
    </style:style>
    <style:style style:name="T3" style:family="text">
      <style:text-properties fo:color="#0000ff" style:font-name="Avenir Medium" fo:language="en" fo:country="US"/>
    </style:style>
    <style:style style:name="T4" style:family="text">
      <style:text-properties fo:color="#0000ff" style:font-name="Avenir Medium" fo:language="en" fo:country="US" officeooo:rsid="0015bafe"/>
    </style:style>
    <style:style style:name="T5" style:family="text">
      <style:text-properties style:font-name="Avenir Medium" fo:font-size="13pt" fo:language="en" fo:country="US"/>
    </style:style>
    <style:style style:name="T6" style:family="text">
      <style:text-properties style:font-name="Avenir Medium" fo:language="en" fo:country="US"/>
    </style:style>
    <style:style style:name="T7" style:family="text">
      <style:text-properties style:font-name="Avenir Medium" fo:language="en" fo:country="US" officeooo:rsid="0015bafe"/>
    </style:style>
    <style:style style:name="T8" style:family="text">
      <style:text-properties fo:language="en" fo:country="US"/>
    </style:style>
    <style:style style:name="T9" style:family="text">
      <style:text-properties fo:language="en" fo:country="US" officeooo:rsid="0015bafe"/>
    </style:style>
    <style:style style:name="T10" style:family="text">
      <style:text-properties fo:color="#000000" style:font-name="Avenir Medium" fo:font-size="13pt" fo:language="en" fo:country="US"/>
    </style:style>
    <style:style style:name="T11" style:family="text">
      <style:text-properties fo:color="#000000" style:font-name="Avenir Medium" fo:language="en" fo:country="US"/>
    </style:style>
    <style:style style:name="T12" style:family="text">
      <style:text-properties fo:color="#000000" style:font-name="Century Gothic"/>
    </style:style>
    <style:style style:name="T13" style:family="text">
      <style:text-properties fo:color="#000000" style:font-name="Century Gothic" fo:font-size="12pt"/>
    </style:style>
    <style:style style:name="T14" style:family="text">
      <style:text-properties fo:color="#000000" style:font-name="Century Gothic" fo:font-size="12pt" officeooo:rsid="0015bafe"/>
    </style:style>
    <style:style style:name="T15" style:family="text">
      <style:text-properties fo:color="#000000" style:font-name="Century Gothic" officeooo:rsid="0015bafe"/>
    </style:style>
    <style:style style:name="T16" style:family="text">
      <style:text-properties officeooo:rsid="0015bafe"/>
    </style:style>
    <style:style style:name="T17" style:family="text">
      <style:text-properties style:font-name="Century Gothic"/>
    </style:style>
    <style:style style:name="T18" style:family="text">
      <style:text-properties style:font-name="Century Gothic" officeooo:rsid="0015baf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ffice:annotation><dc:date>2018-06-13T15:11:36.026029970</dc:date><text:p>&lt;!--[if gte mso 9]&gt;&lt;xml&gt;</text:p><text:p><text:s/>&lt;w:WordDocument&gt;</text:p><text:p><text:s text:c="2"/>&lt;w:View&gt;Normal&lt;/w:View&gt;</text:p><text:p><text:s text:c="2"/>&lt;w:Zoom&gt;0&lt;/w:Zoom&gt;</text:p><text:p><text:s text:c="2"/>&lt;w:TrackMoves/&gt;</text:p><text:p><text:s text:c="2"/>&lt;w:TrackFormatting/&gt;</text:p><text:p><text:s text:c="2"/>&lt;w:HyphenationZone&gt;21&lt;/w:HyphenationZone&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FR&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18-06-13T15:11:36.046487734</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9" SemiHidden="false"</text:p><text:p><text:s text:c="3"/>UnhideWhenUsed="false" QFormat="true" Name="heading 1"/&gt;</text:p><text:p><text:s text:c="2"/>&lt;w:LsdException Locked="false" Priority="9" QFormat="true" Name="heading 2"/&gt;</text:p><text:p><text:s text:c="2"/>&lt;w:LsdException Locked="false" Priority="9"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1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office:annotation><dc:date>2018-06-13T15:11:36.075871593</dc:date><text:p>&lt;!--[if gte mso 10]&gt;</text:p><text:p>&lt;style&gt;</text:p><text:p><text:s/>/* Style Definitions */</text:p><text:p>table.MsoNormalTable</text:p><text:p><text:tab/>{mso-style-name:"Tableau Normal";</text:p><text:p><text:tab/>mso-tstyle-rowband-size:0;</text:p><text:p><text:tab/>mso-tstyle-colband-size:0;</text:p><text:p><text:tab/>mso-style-noshow:yes;</text:p><text:p><text:tab/>mso-style-priority:99;</text:p><text:p><text:tab/>mso-style-parent:"";</text:p><text:p><text:tab/>mso-padding-alt:0cm 5.4pt 0cm 5.4pt;</text:p><text:p><text:tab/>mso-para-margin-top:0cm;</text:p><text:p><text:tab/>mso-para-margin-right:0cm;</text:p><text:p><text:tab/>mso-para-margin-bottom:10.0pt;</text:p><text:p><text:tab/>mso-para-margin-left:0cm;</text:p><text:p><text:tab/>line-height:115%;</text:p><text:p><text:tab/>mso-pagination:widow-orphan;</text:p><text:p><text:tab/>font-size:11.0pt;</text:p><text:p><text:tab/>font-family:Calibri;</text:p><text:p><text:tab/>mso-ascii-font-family:Calibri;</text:p><text:p><text:tab/>mso-ascii-theme-font:minor-latin;</text:p><text:p><text:tab/>mso-hansi-font-family:Calibri;</text:p><text:p><text:tab/>mso-hansi-theme-font:minor-latin;</text:p><text:p><text:tab/>mso-fareast-language:EN-US;}</text:p><text:p>&lt;/style&gt;</text:p><text:p>&lt;![endif]--&gt;</text:p></office:annotation><office:annotation><dc:date>2018-06-13T15:11:36.075924514</dc:date><text:p>&lt;!--StartFragment--&gt;</text:p></office:annotation>Romane              Ethan         The Windrush Generation</text:p>
      <text:p text:style-name="P3"> </text:p>
      <text:p text:style-name="P3">E: Hi Romane</text:p>
      <text:p text:style-name="P3"> </text:p>
      <text:p text:style-name="P3">R: Hi Ethan… You know, yesturday I watched a documentary about Bullying...</text:p>
      <text:p text:style-name="P3"> </text:p>
      <text:p text:style-name="P3">E: Oh yeah? Me toooooo! So let’s see if you have learnt somethings, I’m going to quiz you… First make me a quick presentation about Bullying! </text:p>
      <text:p text:style-name="P3"> </text:p>
      <text:p text:style-name="P3">R: Good idea, <text:span text:style-name="T16">t</text:span><text:span text:style-name="T8">he Windrush Generation design the residents of the UK who have Jamaican origin’s and who decided to come over to Britain to start a new life in the late 40’s. They took the ship called “the Empire Windsrush” (that why we call them the Windrush Generation). The first group of 492 migrants arrived on the 22nd of June 1948. </text:span></text:p>
      <text:p text:style-name="P3"> </text:p>
      <text:p text:style-name="P2">E: <text:span text:style-name="T16">Well done</text:span>, <text:span text:style-name="T16">so</text:span> they left Jamaica because of poverty, overpopulation, unemployment, so... Caribbean people just wished to have better life by working. </text:p>
      <text:p text:style-name="P3"> </text:p>
      <text:p text:style-name="P3"><text:span text:style-name="T8">R: Y</text:span><text:span text:style-name="T9">ou’r <text:s/>right</text:span><text:span text:style-name="T8">, but </text:span><text:span text:style-name="T9">my turn to quiz you now: W</text:span><text:span text:style-name="T8">hy British authorities decided to encourage some Jamaïcan people to come in the UK?</text:span></text:p>
      <text:p text:style-name="P3"> </text:p>
      <text:p text:style-name="P2">E: Remember, in the late of the 40’s the UK is totally destroy because of the World War 2. So at this time they needed lot of labor to rebuild the country.</text:p>
      <text:p text:style-name="P3"> </text:p>
      <text:p text:style-name="P2">R: OKKK so that was an opportunity to people from West Indies to find a country promising, prosperity etc.…</text:p>
      <text:p text:style-name="P3"> </text:p>
      <text:p text:style-name="P2">E: <text:span text:style-name="T16">MM MM </text:span>But how do you think they felt in the Empire Windrush?</text:p>
      <text:p text:style-name="P3"> </text:p>
      <text:p text:style-name="P2">R:Mmmm Maybe exciting and hopeful because they were going to start a new life, however I think they were exhausted by the trip and a little homesick and worried…that normal, imagine you are going to change all the things in your life…</text:p>
      <text:p text:style-name="P3"> </text:p>
      <text:p text:style-name="P2">E: That right…</text:p>
      <text:p text:style-name="P3"> </text:p>
      <text:p text:style-name="P2">R: Can you just tell me how English people reacted in front of the migrant?</text:p>
      <text:p text:style-name="P3"> </text:p>
      <text:p text:style-name="P2"><text:soft-page-break/>E: <text:span text:style-name="T16">Of curse, s</text:span>ome English people were angry because they thought the Caribbean people were taking their homes and jobs. They didn’t integrate easily into the British society. They were discriminated against, they suffered from racism.</text:p>
      <text:p text:style-name="P3"> </text:p>
      <text:p text:style-name="P2">R: Yes, I can remember now! And in response of that, they decided to share their cultural heritage with the British community.</text:p>
      <text:p text:style-name="P3"> </text:p>
      <text:p text:style-name="P3"><text:span text:style-name="T8">E: Exactly, they made a Caribbean pride and that’s</text:span> <text:span text:style-name="T8">call Notting Hill Carnival in London which happen every August, with its colorful costumes, dances, reggae music, parades and its drum and steel bands. And today they are fully integrated!</text:span></text:p>
      <text:p text:style-name="P3"> </text:p>
      <text:p text:style-name="P2">R: Yeah migrants form a central part of the British society!</text:p>
      <text:p text:style-name="P3"> </text:p>
      <text:p text:style-name="P2">THANK YOU VERY MUCH FOR LISTENING</text:p>
      <text:p text:style-name="P3"> </text:p>
      <text:p text:style-name="P3"> </text:p>
      <text:p text:style-name="P1"><office:annotation><dc:date>2018-06-13T15:11:36.358952341</dc:date><text:p>&lt;!--EndFragment--&gt;</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venir Medium" svg:font-family="'Avenir Medium'"/>
    <style:font-face style:name="Century Gothic" svg:font-family="'Century Gothic'"/>
    <style:font-face style:name="Lucida Sans1" svg:font-family="'Lucida Sans'" style:font-family-generic="swiss"/>
    <style:font-face style:name="Century Gothic1" svg:font-family="'Century Goth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3T15:11:33.368621509</meta:creation-date>
    <dc:date>2018-06-13T15:14:11.340451985</dc:date>
    <meta:editing-duration>PT2M39S</meta:editing-duration>
    <meta:editing-cycles>1</meta:editing-cycles>
    <meta:document-statistic meta:table-count="0" meta:image-count="0" meta:object-count="0" meta:page-count="2" meta:paragraph-count="38" meta:word-count="394" meta:character-count="2264" meta:non-whitespace-character-count="1844"/>
    <meta:generator>LibreOffice/5.2.5.1$MacOSX_X86_64 LibreOffice_project/0312e1a284a7d50ca85a365c316c7abbf20a4d22</meta:generator>
  </office:meta>
</office:document-meta>
</file>